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 per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string" calcext:value-type="string">
            <text:p>P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dary wire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mary wi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rd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31.66" calcext:value-type="float">
            <text:p>31.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Total for 15</text:p>
          </table:table-cell>
          <table:table-cell table:formula="of:=[.B8]*16" office:value-type="float" office:value="506.56" calcext:value-type="float">
            <text:p>506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6:29:06.278494297</meta:creation-date>
    <dc:date>2025-07-29T17:45:42.745515683</dc:date>
    <meta:editing-duration>PT1H6M26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